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157.41mm"/>
    </style:style>
    <style:style style:name="co4" style:family="table-column">
      <style:table-column-properties fo:break-before="auto" style:column-width="156.0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Дополнительн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Управление ресурсами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Управление персоналом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дение штатного расписания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правление квалификацией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спределение загрузки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Управление проектом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Управление документацией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E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.00.0000</text:date>, <text:time style:data-style-name="N2" text:time-value="20:43:23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1:50:02.847779516</meta:creation-date>
    <dc:date>2017-12-13T20:52:44.285000000</dc:date>
    <meta:editing-duration>PT59M31S</meta:editing-duration>
    <meta:editing-cycles>9</meta:editing-cycles>
    <meta:generator>LibreOffice/5.4.2.2$Windows_x86 LibreOffice_project/22b09f6418e8c2d508a9eaf86b2399209b0990f4</meta:generator>
    <meta:document-statistic meta:table-count="1" meta:cell-count="33" meta:object-count="0"/>
  </office:meta>
</office:document-meta>
</file>